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n Java, las estructuras <text:span text:style-name="Source_20_Text">try</text:span> y <text:span text:style-name="Source_20_Text">catch</text:span> se usan para manejar excepciones, que son eventos inesperados que pueden ocurrir durante la ejecución de un programa. Cuando se produce una excepción, el flujo normal del programa se detiene y puede causar errores si no se manejan adecuadamente. Para evitar esto, se utiliza el bloque <text:span text:style-name="Source_20_Text">try-catch</text:span>.</text:p>
      <text:p text:style-name="Text_20_body">Aquí te explico cómo funciona:</text:p>
      <text:h text:style-name="Heading_20_3" text:outline-level="3">Estructura básica:</text:h>
      <text:p text:style-name="Preformatted_20_Text"><text:span text:style-name="Source_20_Text">try {</text:span></text:p>
      <text:p text:style-name="Preformatted_20_Text"><text:span text:style-name="Source_20_Text"><text:s text:c="4"/>// Código que puede generar una excepción</text:span></text:p>
      <text:p text:style-name="Preformatted_20_Text"><text:span text:style-name="Source_20_Text">} catch (TipoDeExcepcion ex) {</text:span></text:p>
      <text:p text:style-name="Preformatted_20_Text"><text:span text:style-name="Source_20_Text"><text:s text:c="4"/>// Código que maneja la excepción</text:span></text:p>
      <text:p text:style-name="P1"><text:span text:style-name="Source_20_Text">}</text:span></text:p>
      <text:list xml:id="list3409541495" text:style-name="L1">
        <text:list-item>
          <text:p text:style-name="P2"><text:span text:style-name="Strong_20_Emphasis"><text:span text:style-name="Source_20_Text">try</text:span></text:span>: En este bloque colocamos el código que podría generar una excepción. Si ocurre una excepción, el flujo de ejecución se transfiere al bloque <text:span text:style-name="Source_20_Text">catch</text:span> correspondiente.</text:p>
        </text:list-item>
        <text:list-item>
          <text:p text:style-name="P2"><text:span text:style-name="Strong_20_Emphasis"><text:span text:style-name="Source_20_Text">catch</text:span></text:span>: En este bloque capturamos y manejamos la excepción. Podemos especificar qué tipo de excepción queremos capturar y qué hacer cuando ocurra esa excepción.</text:p>
        </text:list-item>
      </text:list>
      <text:h text:style-name="Heading_20_3" text:outline-level="3">Ejemplo:</text:h>
      <text:p text:style-name="Preformatted_20_Text"><text:span text:style-name="Source_20_Text">public class Ejemplo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// Intentamos dividir por 0, lo que causará una excepción</text:span></text:p>
      <text:p text:style-name="Preformatted_20_Text"><text:span text:style-name="Source_20_Text"><text:s text:c="12"/>int resultado = 10 / 0;</text:span></text:p>
      <text:p text:style-name="Preformatted_20_Text"><text:span text:style-name="Source_20_Text"><text:s text:c="8"/>} catch (ArithmeticException e) {</text:span></text:p>
      <text:p text:style-name="Preformatted_20_Text"><text:span text:style-name="Source_20_Text"><text:s text:c="12"/>// Si ocurre una ArithmeticException, se maneja aquí</text:span></text:p>
      <text:p text:style-name="Preformatted_20_Text"><text:span text:style-name="Source_20_Text"><text:s text:c="12"/>System.out.println("Error: División por cero!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Explicación</text:span>:</text:p>
      <text:list xml:id="list2332120084" text:style-name="L2">
        <text:list-item>
          <text:p text:style-name="P4">En el bloque <text:span text:style-name="Source_20_Text">try</text:span>, intentamos hacer una operación que sabemos que generará una excepción: <text:span text:style-name="Source_20_Text">10 / 0</text:span>. </text:p>
        </text:list-item>
        <text:list-item>
          <text:p text:style-name="P4">La excepción que ocurre es <text:span text:style-name="Source_20_Text">ArithmeticException</text:span> (división por cero). </text:p>
        </text:list-item>
        <text:list-item>
          <text:p text:style-name="P3">El bloque <text:span text:style-name="Source_20_Text">catch</text:span> captura esa excepción y ejecuta el código dentro de él, en este caso, mostrando un mensaje de error. </text:p>
        </text:list-item>
      </text:list>
      <text:h text:style-name="Heading_20_3" text:outline-level="3">Variantes:</text:h>
      <text:list xml:id="list2428268408" text:style-name="L3">
        <text:list-item>
          <text:p text:style-name="P5"><text:span text:style-name="Strong_20_Emphasis">Múltiples excepciones</text:span>: Puedes usar varios bloques <text:span text:style-name="Source_20_Text">catch</text:span> para manejar diferentes tipos de excepciones. </text:p>
        </text:list-item>
      </text:list>
      <text:p text:style-name="Preformatted_20_Text"><text:span text:style-name="Source_20_Text">try {</text:span></text:p>
      <text:p text:style-name="Preformatted_20_Text"><text:span text:style-name="Source_20_Text"><text:s text:c="4"/>// Código que puede generar excepciones</text:span></text:p>
      <text:p text:style-name="Preformatted_20_Text"><text:span text:style-name="Source_20_Text">} catch (NullPointerException e) {</text:span></text:p>
      <text:p text:style-name="Preformatted_20_Text"><text:span text:style-name="Source_20_Text"><text:s text:c="4"/>// Manejo de NullPointerException</text:span></text:p>
      <text:p text:style-name="Preformatted_20_Text"><text:span text:style-name="Source_20_Text">} catch (ArithmeticException e) {</text:span></text:p>
      <text:p text:style-name="Preformatted_20_Text"><text:span text:style-name="Source_20_Text"><text:s text:c="4"/>// Manejo de ArithmeticException</text:span></text:p>
      <text:p text:style-name="Preformatted_20_Text"><text:span text:style-name="Source_20_Text">} catch (Exception e) {</text:span></text:p>
      <text:p text:style-name="Preformatted_20_Text"><text:span text:style-name="Source_20_Text"><text:s text:c="4"/>// Manejo de otras excepciones generales</text:span></text:p>
      <text:p text:style-name="P1"><text:span text:style-name="Source_20_Text">}</text:span></text:p>
      <text:list xml:id="list4073737231" text:style-name="L4">
        <text:list-item>
          <text:p text:style-name="P6"><text:soft-page-break/><text:span text:style-name="Strong_20_Emphasis"><text:span text:style-name="Source_20_Text">finally</text:span></text:span>: El bloque <text:span text:style-name="Source_20_Text">finally</text:span> se ejecuta siempre, haya o no ocurrido una excepción. Es útil para cerrar recursos como archivos o conexiones a bases de datos, independientemente de si ocurrió una excepción. </text:p>
        </text:list-item>
      </text:list>
      <text:p text:style-name="Preformatted_20_Text"><text:span text:style-name="Source_20_Text">try {</text:span></text:p>
      <text:p text:style-name="Preformatted_20_Text"><text:span text:style-name="Source_20_Text"><text:s text:c="4"/>// Código que puede generar una excepción</text:span></text:p>
      <text:p text:style-name="Preformatted_20_Text"><text:span text:style-name="Source_20_Text">} catch (Exception e) {</text:span></text:p>
      <text:p text:style-name="Preformatted_20_Text"><text:span text:style-name="Source_20_Text"><text:s text:c="4"/>// Manejo de la excepción</text:span></text:p>
      <text:p text:style-name="Preformatted_20_Text"><text:span text:style-name="Source_20_Text">} finally {</text:span></text:p>
      <text:p text:style-name="Preformatted_20_Text"><text:span text:style-name="Source_20_Text"><text:s text:c="4"/>// Este bloque se ejecuta siempre, se haya producido o no una excepción</text:span></text:p>
      <text:p text:style-name="Preformatted_20_Text"><text:span text:style-name="Source_20_Text"><text:s text:c="4"/>System.out.println("Este bloque siempre se ejecuta.");</text:span></text:p>
      <text:p text:style-name="P1"><text:span text:style-name="Source_20_Text">}</text:span></text:p>
      <text:h text:style-name="Heading_20_3" text:outline-level="3">Resumen:</text:h>
      <text:list xml:id="list2059333213" text:style-name="L5">
        <text:list-item>
          <text:p text:style-name="P8"><text:span text:style-name="Strong_20_Emphasis"><text:span text:style-name="Source_20_Text">try</text:span></text:span>: Ejecuta código que podría lanzar una excepción. </text:p>
        </text:list-item>
        <text:list-item>
          <text:p text:style-name="P8"><text:span text:style-name="Strong_20_Emphasis"><text:span text:style-name="Source_20_Text">catch</text:span></text:span>: Captura la excepción y permite manejarla de forma controlada. </text:p>
        </text:list-item>
        <text:list-item>
          <text:p text:style-name="P7"><text:span text:style-name="Strong_20_Emphasis"><text:span text:style-name="Source_20_Text">finally</text:span></text:span>: (Opcional) Ejecuta código que siempre debe ocurrir, independientemente de si hay una excepción o no. </text:p>
        </text:list-item>
      </text:list>
      <text:p text:style-name="Text_20_body">¿Te gustaría un ejemplo más detallado o algún aspecto específico que te interese explorar?</text:p>
      <text:p text:style-name="Standard">------------------------------------------------------------------------------------------------------------------------</text:p>
      <text:p text:style-name="Standard"/>
      <text:p text:style-name="Text_20_body">¡Claro! Aquí tienes dos ejemplos con diferentes tipos de excepciones y el uso de <text:span text:style-name="Source_20_Text">try</text:span>, <text:span text:style-name="Source_20_Text">catch</text:span> y <text:span text:style-name="Source_20_Text">finally</text:span>.</text:p>
      <text:h text:style-name="Heading_20_3" text:outline-level="3">Ejemplo 1: División entre números con manejo de excepciones</text:h>
      <text:p text:style-name="Text_20_body">Este ejemplo muestra cómo manejar una excepción de tipo <text:span text:style-name="Source_20_Text">ArithmeticException</text:span> cuando intentamos dividir por cero.</text:p>
      <text:p text:style-name="Preformatted_20_Text"><text:span text:style-name="Source_20_Text">public class EjemploDivisio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int numerador = 10;</text:span></text:p>
      <text:p text:style-name="Preformatted_20_Text"><text:span text:style-name="Source_20_Text"><text:s text:c="8"/>int denominador = 0; // Esto causará una excepción</text:span></text:p>
      <text:p text:style-name="Preformatted_20_Text"/>
      <text:p text:style-name="Preformatted_20_Text"><text:span text:style-name="Source_20_Text"><text:s text:c="8"/>try {</text:span></text:p>
      <text:p text:style-name="Preformatted_20_Text"><text:span text:style-name="Source_20_Text"><text:s text:c="12"/>int resultado = numerador / denominador; // Intentamos dividir entre cero</text:span></text:p>
      <text:p text:style-name="Preformatted_20_Text"><text:span text:style-name="Source_20_Text"><text:s text:c="12"/>System.out.println("Resultado: " + resultado);</text:span></text:p>
      <text:p text:style-name="Preformatted_20_Text"><text:span text:style-name="Source_20_Text"><text:s text:c="8"/>} catch (ArithmeticException e) {</text:span></text:p>
      <text:p text:style-name="Preformatted_20_Text"><text:span text:style-name="Source_20_Text"><text:s text:c="12"/>// Se ejecuta si ocurre una excepción de tipo ArithmeticException</text:span></text:p>
      <text:p text:style-name="Preformatted_20_Text"><text:span text:style-name="Source_20_Text"><text:s text:c="12"/>System.out.println("Error: No se puede dividir entre cero.");</text:span></text:p>
      <text:p text:style-name="Preformatted_20_Text"><text:span text:style-name="Source_20_Text"><text:s text:c="8"/>} finally {</text:span></text:p>
      <text:p text:style-name="Preformatted_20_Text"><text:span text:style-name="Source_20_Text"><text:s text:c="12"/>// Este bloque siempre se ejecutará, haya o no excepción</text:span></text:p>
      <text:p text:style-name="Preformatted_20_Text"><text:span text:style-name="Source_20_Text"><text:s text:c="12"/>System.out.println("Operación de división finalizada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4" text:outline-level="4">Salida:</text:h>
      <text:p text:style-name="Preformatted_20_Text"><text:span text:style-name="Source_20_Text">Error: No se puede dividir entre cero.</text:span></text:p>
      <text:p text:style-name="P1"><text:span text:style-name="Source_20_Text">Operación de división finalizada.</text:span></text:p>
      <text:p text:style-name="Text_20_body"><text:span text:style-name="Strong_20_Emphasis">Explicación:</text:span></text:p>
      <text:list xml:id="list466708847" text:style-name="L6">
        <text:list-item>
          <text:p text:style-name="P10"><text:soft-page-break/>El código dentro del bloque <text:span text:style-name="Source_20_Text">try</text:span> lanza una <text:span text:style-name="Source_20_Text">ArithmeticException</text:span> porque estamos intentando dividir por cero. </text:p>
        </text:list-item>
        <text:list-item>
          <text:p text:style-name="P10">El bloque <text:span text:style-name="Source_20_Text">catch</text:span> captura esa excepción y muestra un mensaje de error. </text:p>
        </text:list-item>
        <text:list-item>
          <text:p text:style-name="P9">El bloque <text:span text:style-name="Source_20_Text">finally</text:span> se ejecuta siempre, sin importar si hubo una excepción o no. </text:p>
        </text:list-item>
      </text:list>
      <text:p text:style-name="Horizontal_20_Line"/>
      <text:h text:style-name="Heading_20_3" text:outline-level="3">Ejemplo 2: Manejo de excepciones al leer un archivo</text:h>
      <text:p text:style-name="Text_20_body">Este ejemplo muestra cómo manejar la excepción <text:span text:style-name="Source_20_Text">FileNotFoundException</text:span> si intentamos leer un archivo que no existe.</text:p>
      <text:p text:style-name="Preformatted_20_Text"><text:span text:style-name="Source_20_Text">import java.io.File;</text:span></text:p>
      <text:p text:style-name="Preformatted_20_Text"><text:span text:style-name="Source_20_Text">import java.io.FileNotFoundException;</text:span></text:p>
      <text:p text:style-name="Preformatted_20_Text"><text:span text:style-name="Source_20_Text">import java.util.Scanner;</text:span></text:p>
      <text:p text:style-name="Preformatted_20_Text"/>
      <text:p text:style-name="Preformatted_20_Text"><text:span text:style-name="Source_20_Text">public class EjemploArchivo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// Intentamos leer un archivo que no existe</text:span></text:p>
      <text:p text:style-name="Preformatted_20_Text"><text:span text:style-name="Source_20_Text"><text:s text:c="12"/>File archivo = new File("archivo_no_existente.txt");</text:span></text:p>
      <text:p text:style-name="Preformatted_20_Text"><text:span text:style-name="Source_20_Text"><text:s text:c="12"/>Scanner lector = new Scanner(archivo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// Leemos el contenido del archivo</text:span></text:p>
      <text:p text:style-name="Preformatted_20_Text"><text:span text:style-name="Source_20_Text"><text:s text:c="12"/>while (lector.hasNextLine()) {</text:span></text:p>
      <text:p text:style-name="Preformatted_20_Text"><text:span text:style-name="Source_20_Text"><text:s text:c="16"/>System.out.println(lector.nextLine());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lector.close();</text:span></text:p>
      <text:p text:style-name="Preformatted_20_Text"><text:span text:style-name="Source_20_Text"><text:s text:c="8"/>} catch (FileNotFoundException e) {</text:span></text:p>
      <text:p text:style-name="Preformatted_20_Text"><text:span text:style-name="Source_20_Text"><text:s text:c="12"/>// Si ocurre una FileNotFoundException, la capturamos aquí</text:span></text:p>
      <text:p text:style-name="Preformatted_20_Text"><text:span text:style-name="Source_20_Text"><text:s text:c="12"/>System.out.println("Error: El archivo no fue encontrado.");</text:span></text:p>
      <text:p text:style-name="Preformatted_20_Text"><text:span text:style-name="Source_20_Text"><text:s text:c="8"/>} finally {</text:span></text:p>
      <text:p text:style-name="Preformatted_20_Text"><text:span text:style-name="Source_20_Text"><text:s text:c="12"/>// Este bloque se ejecuta siempre</text:span></text:p>
      <text:p text:style-name="Preformatted_20_Text"><text:span text:style-name="Source_20_Text"><text:s text:c="12"/>System.out.println("Intento de lectura de archivo finalizado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4" text:outline-level="4">Salida:</text:h>
      <text:p text:style-name="Preformatted_20_Text"><text:span text:style-name="Source_20_Text">Error: El archivo no fue encontrado.</text:span></text:p>
      <text:p text:style-name="P1"><text:span text:style-name="Source_20_Text">Intento de lectura de archivo finalizado.</text:span></text:p>
      <text:p text:style-name="Text_20_body"><text:span text:style-name="Strong_20_Emphasis">Explicación:</text:span></text:p>
      <text:list xml:id="list292291602" text:style-name="L7">
        <text:list-item>
          <text:p text:style-name="P12">El bloque <text:span text:style-name="Source_20_Text">try</text:span> intenta leer el contenido de un archivo que no existe, lo que causa una excepción <text:span text:style-name="Source_20_Text">FileNotFoundException</text:span>. </text:p>
        </text:list-item>
        <text:list-item>
          <text:p text:style-name="P12">El bloque <text:span text:style-name="Source_20_Text">catch</text:span> captura esta excepción y muestra un mensaje adecuado. </text:p>
        </text:list-item>
        <text:list-item>
          <text:p text:style-name="P11">El bloque <text:span text:style-name="Source_20_Text">finally</text:span> se ejecuta de todas formas, indicando que el intento de lectura ha finalizado. </text:p>
        </text:list-item>
      </text:list>
      <text:p text:style-name="Horizontal_20_Line"/>
      <text:h text:style-name="Heading_20_3" text:outline-level="3">Ejemplo 3: Uso de múltiples bloques <text:span text:style-name="Source_20_Text">catch</text:span></text:h>
      <text:p text:style-name="Text_20_body">Aquí tenemos un ejemplo con varios tipos de excepciones para mostrar cómo manejar diferentes errores.</text:p>
      <text:p text:style-name="Preformatted_20_Text"><text:soft-page-break/><text:span text:style-name="Source_20_Text">public class EjemploMultipleCatch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// Intentamos realizar una operación de conversión de tipos</text:span></text:p>
      <text:p text:style-name="Preformatted_20_Text"><text:span text:style-name="Source_20_Text"><text:s text:c="12"/>String str = "abc";</text:span></text:p>
      <text:p text:style-name="Preformatted_20_Text"><text:span text:style-name="Source_20_Text"><text:s text:c="12"/>int numero = Integer.parseInt(str); // Causará una NumberFormatException</text:span></text:p>
      <text:p text:style-name="Preformatted_20_Text"><text:span text:style-name="Source_20_Text"><text:s text:c="8"/>} catch (NumberFormatException e) {</text:span></text:p>
      <text:p text:style-name="Preformatted_20_Text"><text:span text:style-name="Source_20_Text"><text:s text:c="12"/>// Se ejecuta si ocurre una NumberFormatException</text:span></text:p>
      <text:p text:style-name="Preformatted_20_Text"><text:span text:style-name="Source_20_Text"><text:s text:c="12"/>System.out.println("Error: El formato del número es incorrecto.");</text:span></text:p>
      <text:p text:style-name="Preformatted_20_Text"><text:span text:style-name="Source_20_Text"><text:s text:c="8"/>} catch (Exception e) {</text:span></text:p>
      <text:p text:style-name="Preformatted_20_Text"><text:span text:style-name="Source_20_Text"><text:s text:c="12"/>// Captura cualquier otra excepción no especificada</text:span></text:p>
      <text:p text:style-name="Preformatted_20_Text"><text:span text:style-name="Source_20_Text"><text:s text:c="12"/>System.out.println("Error: Ocurrió un error inesperado.");</text:span></text:p>
      <text:p text:style-name="Preformatted_20_Text"><text:span text:style-name="Source_20_Text"><text:s text:c="8"/>} finally {</text:span></text:p>
      <text:p text:style-name="Preformatted_20_Text"><text:span text:style-name="Source_20_Text"><text:s text:c="12"/>// Este bloque siempre se ejecuta</text:span></text:p>
      <text:p text:style-name="Preformatted_20_Text"><text:span text:style-name="Source_20_Text"><text:s text:c="12"/>System.out.println("Operación finalizada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4" text:outline-level="4">Salida:</text:h>
      <text:p text:style-name="Preformatted_20_Text"><text:span text:style-name="Source_20_Text">Error: El formato del número es incorrecto.</text:span></text:p>
      <text:p text:style-name="P1"><text:span text:style-name="Source_20_Text">Operación finalizada.</text:span></text:p>
      <text:p text:style-name="Text_20_body"><text:span text:style-name="Strong_20_Emphasis">Explicación:</text:span></text:p>
      <text:list xml:id="list2488773741" text:style-name="L8">
        <text:list-item>
          <text:p text:style-name="P14">El código dentro del bloque <text:span text:style-name="Source_20_Text">try</text:span> intenta convertir una cadena no numérica a un entero, lo que genera una <text:span text:style-name="Source_20_Text">NumberFormatException</text:span>. </text:p>
        </text:list-item>
        <text:list-item>
          <text:p text:style-name="P14">El bloque <text:span text:style-name="Source_20_Text">catch</text:span> captura específicamente esa excepción y muestra un mensaje. </text:p>
        </text:list-item>
        <text:list-item>
          <text:p text:style-name="P14">Si se produjera cualquier otro tipo de excepción no mencionada, el bloque <text:span text:style-name="Source_20_Text">catch</text:span> general (<text:span text:style-name="Source_20_Text">Exception</text:span>) la manejaría. </text:p>
        </text:list-item>
        <text:list-item>
          <text:p text:style-name="P13">El bloque <text:span text:style-name="Source_20_Text">finally</text:span> se ejecuta al final, independientemente de si ocurrió o no una excepción. </text:p>
        </text:list-item>
      </text:list>
      <text:p text:style-name="Horizontal_20_Line"/>
      <text:p text:style-name="Text_20_body">Espero que estos ejemplos te hayan ayudado a entender cómo funciona el manejo de excepciones en Java. Si necesitas más ejemplos o tienes alguna duda, ¡no dudes en preguntar!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Text_20_body">¡Claro! Aquí tienes 10 ejercicios sobre el uso de <text:span text:style-name="Source_20_Text">try-catch</text:span> en Java, junto con sus soluciones.</text:p>
      <text:p text:style-name="Horizontal_20_Line"/>
      <text:h text:style-name="Heading_20_3" text:outline-level="3">Ejercicio 1: División por cero</text:h>
      <text:p text:style-name="Text_20_body"><text:span text:style-name="Strong_20_Emphasis">Descripción</text:span>: Crear un programa que realice una división de dos números. El denominador debe ser ingresado por el usuario. Si el usuario ingresa cero, debe manejarse la excepción y mostrar un mensaje de error.</text:p>
      <text:p text:style-name="Preformatted_20_Text"><text:span text:style-name="Source_20_Text">import java.util.Scanner;</text:span></text:p>
      <text:p text:style-name="Preformatted_20_Text"/>
      <text:p text:style-name="Preformatted_20_Text"><text:span text:style-name="Source_20_Text">public class Ejercicio1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Scanner scanner = new Scanner(System.in);</text:span></text:p>
      <text:p text:style-name="Preformatted_20_Text"><text:soft-page-break/></text:p>
      <text:p text:style-name="Preformatted_20_Text"><text:span text:style-name="Source_20_Text"><text:s text:c="8"/>System.out.print("Ingresa el numerador: ");</text:span></text:p>
      <text:p text:style-name="Preformatted_20_Text"><text:span text:style-name="Source_20_Text"><text:s text:c="8"/>int numerador = scanner.nextInt();</text:span></text:p>
      <text:p text:style-name="Preformatted_20_Text"/>
      <text:p text:style-name="Preformatted_20_Text"><text:span text:style-name="Source_20_Text"><text:s text:c="8"/>System.out.print("Ingresa el denominador: ");</text:span></text:p>
      <text:p text:style-name="Preformatted_20_Text"><text:span text:style-name="Source_20_Text"><text:s text:c="8"/>int denominador = scanner.nextInt();</text:span></text:p>
      <text:p text:style-name="Preformatted_20_Text"/>
      <text:p text:style-name="Preformatted_20_Text"><text:span text:style-name="Source_20_Text"><text:s text:c="8"/>try {</text:span></text:p>
      <text:p text:style-name="Preformatted_20_Text"><text:span text:style-name="Source_20_Text"><text:s text:c="12"/>int resultado = numerador / denominador;</text:span></text:p>
      <text:p text:style-name="Preformatted_20_Text"><text:span text:style-name="Source_20_Text"><text:s text:c="12"/>System.out.println("Resultado: " + resultado);</text:span></text:p>
      <text:p text:style-name="Preformatted_20_Text"><text:span text:style-name="Source_20_Text"><text:s text:c="8"/>} catch (ArithmeticException e) {</text:span></text:p>
      <text:p text:style-name="Preformatted_20_Text"><text:span text:style-name="Source_20_Text"><text:s text:c="12"/>System.out.println("Error: No se puede dividir entre cero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2: Formato incorrecto de número</text:h>
      <text:p text:style-name="Text_20_body"><text:span text:style-name="Strong_20_Emphasis">Descripción</text:span>: Solicitar al usuario que ingrese un número entero. Si el usuario ingresa un valor no numérico, manejar la excepción y mostrar un mensaje de error.</text:p>
      <text:p text:style-name="Preformatted_20_Text"><text:span text:style-name="Source_20_Text">import java.util.Scanner;</text:span></text:p>
      <text:p text:style-name="Preformatted_20_Text"/>
      <text:p text:style-name="Preformatted_20_Text"><text:span text:style-name="Source_20_Text">public class Ejercicio2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Scanner scanner = new Scanner(System.in);</text:span></text:p>
      <text:p text:style-name="Preformatted_20_Text"/>
      <text:p text:style-name="Preformatted_20_Text"><text:span text:style-name="Source_20_Text"><text:s text:c="8"/>System.out.print("Ingresa un número: ");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int numero = Integer.parseInt(scanner.nextLine());</text:span></text:p>
      <text:p text:style-name="Preformatted_20_Text"><text:span text:style-name="Source_20_Text"><text:s text:c="12"/>System.out.println("Número ingresado: " + numero);</text:span></text:p>
      <text:p text:style-name="Preformatted_20_Text"><text:span text:style-name="Source_20_Text"><text:s text:c="8"/>} catch (NumberFormatException e) {</text:span></text:p>
      <text:p text:style-name="Preformatted_20_Text"><text:span text:style-name="Source_20_Text"><text:s text:c="12"/>System.out.println("Error: Formato de número incorrecto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3: Leer un archivo</text:h>
      <text:p text:style-name="Text_20_body"><text:span text:style-name="Strong_20_Emphasis">Descripción</text:span>: Intentar abrir un archivo que no existe y manejar la excepción <text:span text:style-name="Source_20_Text">FileNotFoundException</text:span>.</text:p>
      <text:p text:style-name="Preformatted_20_Text"><text:span text:style-name="Source_20_Text">import java.io.File;</text:span></text:p>
      <text:p text:style-name="Preformatted_20_Text"><text:span text:style-name="Source_20_Text">import java.io.FileNotFoundException;</text:span></text:p>
      <text:p text:style-name="Preformatted_20_Text"><text:span text:style-name="Source_20_Text">import java.util.Scanner;</text:span></text:p>
      <text:p text:style-name="Preformatted_20_Text"/>
      <text:p text:style-name="Preformatted_20_Text"><text:span text:style-name="Source_20_Text">public class Ejercicio3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File archivo = new File("archivo_no_existente.txt");</text:span></text:p>
      <text:p text:style-name="Preformatted_20_Text"/>
      <text:p text:style-name="Preformatted_20_Text"><text:span text:style-name="Source_20_Text"><text:s text:c="8"/>try {</text:span></text:p>
      <text:p text:style-name="Preformatted_20_Text"><text:span text:style-name="Source_20_Text"><text:s text:c="12"/>Scanner scanner = new Scanner(archivo);</text:span></text:p>
      <text:p text:style-name="Preformatted_20_Text"><text:span text:style-name="Source_20_Text"><text:s text:c="12"/>System.out.println("Archivo encontrado.");</text:span></text:p>
      <text:p text:style-name="Preformatted_20_Text"><text:span text:style-name="Source_20_Text"><text:s text:c="12"/>scanner.close();</text:span></text:p>
      <text:p text:style-name="Preformatted_20_Text"><text:span text:style-name="Source_20_Text"><text:s text:c="8"/>} catch (FileNotFoundException e) {</text:span></text:p>
      <text:p text:style-name="Preformatted_20_Text"><text:span text:style-name="Source_20_Text"><text:s text:c="12"/>System.out.println("Error: El archivo no fue encontrado.");</text:span></text:p>
      <text:p text:style-name="Preformatted_20_Text"><text:span text:style-name="Source_20_Text"><text:s text:c="8"/>}</text:span></text:p>
      <text:p text:style-name="Preformatted_20_Text"><text:soft-page-break/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4: Operación de acceso a un índice fuera de rango</text:h>
      <text:p text:style-name="Text_20_body"><text:span text:style-name="Strong_20_Emphasis">Descripción</text:span>: Crear un arreglo y acceder a un índice fuera de su rango, manejando la excepción <text:span text:style-name="Source_20_Text">ArrayIndexOutOfBoundsException</text:span>.</text:p>
      <text:p text:style-name="Preformatted_20_Text"><text:span text:style-name="Source_20_Text">public class Ejercicio4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int[] numeros = {1, 2, 3};</text:span></text:p>
      <text:p text:style-name="Preformatted_20_Text"/>
      <text:p text:style-name="Preformatted_20_Text"><text:span text:style-name="Source_20_Text"><text:s text:c="8"/>try {</text:span></text:p>
      <text:p text:style-name="Preformatted_20_Text"><text:span text:style-name="Source_20_Text"><text:s text:c="12"/>System.out.println(numeros[5]); // Accede a un índice fuera de rango</text:span></text:p>
      <text:p text:style-name="Preformatted_20_Text"><text:span text:style-name="Source_20_Text"><text:s text:c="8"/>} catch (ArrayIndexOutOfBoundsException e) {</text:span></text:p>
      <text:p text:style-name="Preformatted_20_Text"><text:span text:style-name="Source_20_Text"><text:s text:c="12"/>System.out.println("Error: Índice fuera de rango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5: NullPointerException</text:h>
      <text:p text:style-name="Text_20_body"><text:span text:style-name="Strong_20_Emphasis">Descripción</text:span>: Intentar acceder a un método de un objeto nulo y manejar la excepción <text:span text:style-name="Source_20_Text">NullPointerException</text:span>.</text:p>
      <text:p text:style-name="Preformatted_20_Text"><text:span text:style-name="Source_20_Text">public class Ejercicio5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String texto = null;</text:span></text:p>
      <text:p text:style-name="Preformatted_20_Text"/>
      <text:p text:style-name="Preformatted_20_Text"><text:span text:style-name="Source_20_Text"><text:s text:c="8"/>try {</text:span></text:p>
      <text:p text:style-name="Preformatted_20_Text"><text:span text:style-name="Source_20_Text"><text:s text:c="12"/>System.out.println(texto.length());</text:span></text:p>
      <text:p text:style-name="Preformatted_20_Text"><text:span text:style-name="Source_20_Text"><text:s text:c="8"/>} catch (NullPointerException e) {</text:span></text:p>
      <text:p text:style-name="Preformatted_20_Text"><text:span text:style-name="Source_20_Text"><text:s text:c="12"/>System.out.println("Error: Intento de acceder a un objeto nulo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6: Manejo de varias excepciones</text:h>
      <text:p text:style-name="Text_20_body"><text:span text:style-name="Strong_20_Emphasis">Descripción</text:span>: Capturar múltiples tipos de excepciones (división por cero, índice fuera de rango y formato incorrecto).</text:p>
      <text:p text:style-name="Preformatted_20_Text"><text:span text:style-name="Source_20_Text">public class Ejercicio6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int a = 10 / 0; // Causa ArithmeticException</text:span></text:p>
      <text:p text:style-name="Preformatted_20_Text"><text:span text:style-name="Source_20_Text"><text:s text:c="12"/>int[] arr = new int[3];</text:span></text:p>
      <text:p text:style-name="Preformatted_20_Text"><text:span text:style-name="Source_20_Text"><text:s text:c="12"/>System.out.println(arr[5]); // Causa ArrayIndexOutOfBoundsException</text:span></text:p>
      <text:p text:style-name="Preformatted_20_Text"><text:span text:style-name="Source_20_Text"><text:s text:c="8"/>} catch (ArithmeticException e) {</text:span></text:p>
      <text:p text:style-name="Preformatted_20_Text"><text:span text:style-name="Source_20_Text"><text:s text:c="12"/>System.out.println("Error: División por cero.");</text:span></text:p>
      <text:p text:style-name="Preformatted_20_Text"><text:span text:style-name="Source_20_Text"><text:s text:c="8"/>} catch (ArrayIndexOutOfBoundsException e) {</text:span></text:p>
      <text:p text:style-name="Preformatted_20_Text"><text:span text:style-name="Source_20_Text"><text:s text:c="12"/>System.out.println("Error: Índice fuera de rango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oft-page-break/><text:span text:style-name="Source_20_Text">}</text:span></text:p>
      <text:p text:style-name="Horizontal_20_Line"/>
      <text:h text:style-name="Heading_20_3" text:outline-level="3">Ejercicio 7: Suma de dos números</text:h>
      <text:p text:style-name="Text_20_body"><text:span text:style-name="Strong_20_Emphasis">Descripción</text:span>: Solicitar dos números enteros e intentar sumarlos. Si el usuario ingresa un valor no numérico, capturar la excepción y mostrar un mensaje de error.</text:p>
      <text:p text:style-name="Preformatted_20_Text"><text:span text:style-name="Source_20_Text">import java.util.Scanner;</text:span></text:p>
      <text:p text:style-name="Preformatted_20_Text"/>
      <text:p text:style-name="Preformatted_20_Text"><text:span text:style-name="Source_20_Text">public class Ejercicio7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Scanner scanner = new Scanner(System.in);</text:span></text:p>
      <text:p text:style-name="Preformatted_20_Text"/>
      <text:p text:style-name="Preformatted_20_Text"><text:span text:style-name="Source_20_Text"><text:s text:c="8"/>System.out.print("Ingresa el primer número: ");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int num1 = Integer.parseInt(scanner.nextLine());</text:span></text:p>
      <text:p text:style-name="Preformatted_20_Text"/>
      <text:p text:style-name="Preformatted_20_Text"><text:span text:style-name="Source_20_Text"><text:s text:c="12"/>System.out.print("Ingresa el segundo número: ");</text:span></text:p>
      <text:p text:style-name="Preformatted_20_Text"><text:span text:style-name="Source_20_Text"><text:s text:c="12"/>int num2 = Integer.parseInt(scanner.nextLine());</text:span></text:p>
      <text:p text:style-name="Preformatted_20_Text"/>
      <text:p text:style-name="Preformatted_20_Text"><text:span text:style-name="Source_20_Text"><text:s text:c="12"/>System.out.println("Suma: " + (num1 + num2));</text:span></text:p>
      <text:p text:style-name="Preformatted_20_Text"><text:span text:style-name="Source_20_Text"><text:s text:c="8"/>} catch (NumberFormatException e) {</text:span></text:p>
      <text:p text:style-name="Preformatted_20_Text"><text:span text:style-name="Source_20_Text"><text:s text:c="12"/>System.out.println("Error: Formato de número incorrecto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8: Cierre de recursos con <text:span text:style-name="Source_20_Text">finally</text:span></text:h>
      <text:p text:style-name="Text_20_body"><text:span text:style-name="Strong_20_Emphasis">Descripción</text:span>: Crear un archivo (simulado) y asegurarse de cerrarlo correctamente incluso si ocurre una excepción.</text:p>
      <text:p text:style-name="Preformatted_20_Text"><text:span text:style-name="Source_20_Text">import java.io.File;</text:span></text:p>
      <text:p text:style-name="Preformatted_20_Text"><text:span text:style-name="Source_20_Text">import java.io.FileNotFoundException;</text:span></text:p>
      <text:p text:style-name="Preformatted_20_Text"><text:span text:style-name="Source_20_Text">import java.util.Scanner;</text:span></text:p>
      <text:p text:style-name="Preformatted_20_Text"/>
      <text:p text:style-name="Preformatted_20_Text"><text:span text:style-name="Source_20_Text">public class Ejercicio8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File archivo = new File("archivo.txt");</text:span></text:p>
      <text:p text:style-name="Preformatted_20_Text"/>
      <text:p text:style-name="Preformatted_20_Text"><text:span text:style-name="Source_20_Text"><text:s text:c="8"/>Scanner scanner = null;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scanner = new Scanner(archivo);</text:span></text:p>
      <text:p text:style-name="Preformatted_20_Text"><text:span text:style-name="Source_20_Text"><text:s text:c="12"/>System.out.println("Archivo leído.");</text:span></text:p>
      <text:p text:style-name="Preformatted_20_Text"><text:span text:style-name="Source_20_Text"><text:s text:c="8"/>} catch (FileNotFoundException e) {</text:span></text:p>
      <text:p text:style-name="Preformatted_20_Text"><text:span text:style-name="Source_20_Text"><text:s text:c="12"/>System.out.println("Error: El archivo no fue encontrado.");</text:span></text:p>
      <text:p text:style-name="Preformatted_20_Text"><text:span text:style-name="Source_20_Text"><text:s text:c="8"/>} finally {</text:span></text:p>
      <text:p text:style-name="Preformatted_20_Text"><text:span text:style-name="Source_20_Text"><text:s text:c="12"/>if (scanner != null) {</text:span></text:p>
      <text:p text:style-name="Preformatted_20_Text"><text:span text:style-name="Source_20_Text"><text:s text:c="16"/>scanner.close();</text:span></text:p>
      <text:p text:style-name="Preformatted_20_Text"><text:span text:style-name="Source_20_Text"><text:s text:c="16"/>System.out.println("Recurso cerrado."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<text:soft-page-break/>Ejercicio 9: Desbordamiento de pila (StackOverflow)</text:h>
      <text:p text:style-name="Text_20_body"><text:span text:style-name="Strong_20_Emphasis">Descripción</text:span>: Crear una recursión infinita que cause un <text:span text:style-name="Source_20_Text">StackOverflowError</text:span>.</text:p>
      <text:p text:style-name="Preformatted_20_Text"><text:span text:style-name="Source_20_Text">public class Ejercicio9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try {</text:span></text:p>
      <text:p text:style-name="Preformatted_20_Text"><text:span text:style-name="Source_20_Text"><text:s text:c="12"/>recursionInfinita();</text:span></text:p>
      <text:p text:style-name="Preformatted_20_Text"><text:span text:style-name="Source_20_Text"><text:s text:c="8"/>} catch (StackOverflowError e) {</text:span></text:p>
      <text:p text:style-name="Preformatted_20_Text"><text:span text:style-name="Source_20_Text"><text:s text:c="12"/>System.out.println("Error: Desbordamiento de pila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static void recursionInfinita() {</text:span></text:p>
      <text:p text:style-name="Preformatted_20_Text"><text:span text:style-name="Source_20_Text"><text:s text:c="8"/>recursionInfinita(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Ejercicio 10: Conversion de cadena a número flotante</text:h>
      <text:p text:style-name="Text_20_body"><text:span text:style-name="Strong_20_Emphasis">Descripción</text:span>: Intentar convertir una cadena a un número flotante y manejar la excepción en caso de formato incorrecto.</text:p>
      <text:p text:style-name="Preformatted_20_Text"><text:span text:style-name="Source_20_Text">public class Ejercicio10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String str = "123.45abc"; // Valor con formato incorrecto</text:span></text:p>
      <text:p text:style-name="Preformatted_20_Text"/>
      <text:p text:style-name="Preformatted_20_Text"><text:span text:style-name="Source_20_Text"><text:s text:c="8"/>try {</text:span></text:p>
      <text:p text:style-name="Preformatted_20_Text"><text:span text:style-name="Source_20_Text"><text:s text:c="12"/>float numero = Float.parseFloat(str);</text:span></text:p>
      <text:p text:style-name="Preformatted_20_Text"><text:span text:style-name="Source_20_Text"><text:s text:c="12"/>System.out.println("Número flotante: " + numero);</text:span></text:p>
      <text:p text:style-name="Preformatted_20_Text"><text:span text:style-name="Source_20_Text"><text:s text:c="8"/>} catch (NumberFormatException e) {</text:span></text:p>
      <text:p text:style-name="Preformatted_20_Text"><text:span text:style-name="Source_20_Text"><text:s text:c="12"/>System.out.println("Error: Formato de número flotante incorrecto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Resumen de los ejercicios:</text:h>
      <text:list xml:id="list440750615" text:style-name="L9">
        <text:list-item>
          <text:p text:style-name="P16">División por cero </text:p>
        </text:list-item>
        <text:list-item>
          <text:p text:style-name="P16">Formato incorrecto de número </text:p>
        </text:list-item>
        <text:list-item>
          <text:p text:style-name="P16">Leer archivo inexistente </text:p>
        </text:list-item>
        <text:list-item>
          <text:p text:style-name="P16">Índice fuera de rango </text:p>
        </text:list-item>
        <text:list-item>
          <text:p text:style-name="P16"><text:span text:style-name="Source_20_Text">NullPointerException</text:span> </text:p>
        </text:list-item>
        <text:list-item>
          <text:p text:style-name="P16">Manejo de varias excepciones </text:p>
        </text:list-item>
        <text:list-item>
          <text:p text:style-name="P16">Suma de dos números </text:p>
        </text:list-item>
        <text:list-item>
          <text:p text:style-name="P16">Cierre de recursos con <text:span text:style-name="Source_20_Text">finally</text:span> </text:p>
        </text:list-item>
        <text:list-item>
          <text:p text:style-name="P16">Desbordamiento de pila (<text:span text:style-name="Source_20_Text">StackOverflowError</text:span>) </text:p>
        </text:list-item>
        <text:list-item>
          <text:p text:style-name="P15">Conversión de cadena a número flotante </text:p>
        </text:list-item>
      </text:list>
      <text:p text:style-name="Horizontal_20_Line"/>
      <text:p text:style-name="Text_20_body">Si necesitas alguna aclaración adicional o tienes dudas sobre los ejercicios, ¡déjame saber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6:11:06.053950267</meta:creation-date>
    <dc:date>2025-02-11T16:15:31.276275758</dc:date>
    <meta:editing-duration>PT4M26S</meta:editing-duration>
    <meta:editing-cycles>1</meta:editing-cycles>
    <meta:document-statistic meta:table-count="0" meta:image-count="0" meta:object-count="0" meta:page-count="8" meta:paragraph-count="309" meta:word-count="1779" meta:character-count="13901" meta:non-whitespace-character-count="10916"/>
    <meta:generator>LibreOffice/7.3.7.2$Linux_X86_64 LibreOffice_project/30$Build-2</meta:generator>
  </office:meta>
</office:document-meta>
</file>